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text-position="0% 100%" fo:font-size="12pt" style:font-size-asian="10.5pt" style:font-size-complex="12pt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text-position="0% 100%" style:font-name="Liberation Serif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text-position="0% 100%" style:font-name="Liberation Serif1" style:font-size-asian="14pt"/>
    </style:style>
    <style:style style:name="T16" style:family="text">
      <style:text-properties style:text-position="0% 100%" style:font-name="Liberation Serif1" fo:font-weight="normal" style:font-weight-asian="normal" style:font-weight-complex="normal"/>
    </style:style>
    <style:style style:name="T17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 z elektroniky – úloha č. 6</text:p>
      <text:p text:style-name="P1">Klopné obvody</text:p>
      <text:p text:style-name="P1"/>
      <text:p text:style-name="P2">Pavel Ondračka 324363 </text:p>
      <text:p text:style-name="P2"/>
      <text:p text:style-name="P3">Úvod:</text:p>
      <text:p text:style-name="Standard"><text:span text:style-name="T2">Klopný obvod je el</text:span><text:span text:style-name="T1">ektronický obvod, který může nabývat právě dva odlišné napěťové stavy, přičemž ke změně z jednoho stavu do druhého dochází skokově. Tyto obvody se skládají z několika hradel nebo jiných aktivních prvků a lze je použít např. jako paměťové prvky, impulzní generátory nebo časovače.</text:span></text:p>
      <text:p text:style-name="P2"/>
      <text:list xml:id="list877635359" text:style-name="L1">
        <text:list-item>
          <text:p text:style-name="P4">Určete dobu otevření tranzistoru v multivibrátoru a porovnejte ji s teoretickým předpokladem<text:line-break/><text:line-break/><text:span text:style-name="T2">Pro dobu otevření platí t</text:span><text:span text:style-name="T5">1</text:span><text:span text:style-name="T2">=0,7 C</text:span><text:span text:style-name="T5">1</text:span><text:span text:style-name="T2">R</text:span><text:span text:style-name="T5">B1</text:span><text:span text:style-name="T9">.</text:span></text:p>
          <text:p text:style-name="P4"><draw:frame draw:style-name="fr1" draw:name="Objekt1" text:anchor-type="paragraph" svg:x="2.037cm" svg:y="1.085cm" svg:width="12.928cm" svg:height="1.80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Kde R</text:span><text:span text:style-name="T5">B1</text:span><text:span text:style-name="T9">= 100 k</text:span><text:span text:style-name="T13">Ω</text:span><text:span text:style-name="T17"><text:line-break/></text:span><text:span text:style-name="T9"><text:line-break/></text:span></text:p>
          <text:p text:style-name="P4"><text:span text:style-name="T9">Jak je vidět, naměřené hodnoty se dobře shodují s teoretickými a je vidět že kapacita C</text:span><text:span text:style-name="T5">2</text:span><text:span text:style-name="T9"> nemá na dobu otevření kondenzátoru T</text:span><text:span text:style-name="T5">1</text:span><text:span text:style-name="T9"> vliv.</text:span><text:span text:style-name="T8"><text:line-break/></text:span></text:p>
        </text:list-item>
        <text:list-item>
          <text:p text:style-name="P4"><text:span text:style-name="T7">Určete rozsah kmitočtů, kdy bistabilní obvod pracuje jako binární dělič</text:span><text:span text:style-name="T11"><text:line-break/></text:span><text:span text:style-name="T10"><text:line-break/>Bistabilní obvod pracuje jako binární dělič v rozsahu kmitočtů od 140Hz až do téměř 70000Hz. Při zvýšení napětí U</text:span><text:span text:style-name="T6">1</text:span><text:span text:style-name="T10"> navíc můžeme dělit i jinými násobky dvou. Toto je ale použitelné pouze pro nízké násobky, protože při vysokých násobcích již velmi malá změna napětí způsobuje přepnutí násobků.<text:line-break/></text:span></text:p>
        </text:list-item>
        <text:list-item>
          <text:p text:style-name="P6"><text:span text:style-name="T7">Stanovte hysterezní napětí U</text:span><text:span text:style-name="T4">h</text:span><text:span text:style-name="T7"> u Schmittova obvodu</text:span><text:span text:style-name="T10"><text:line-break/><text:line-break/>Při pozorování napětí je vidět, že k otevření T</text:span><text:span text:style-name="T6">1</text:span><text:span text:style-name="T10"> je potřeba jiné napětí u</text:span><text:span text:style-name="T6">1</text:span><text:span text:style-name="T10"> než k jeho zpětnému zahrazení u</text:span><text:span text:style-name="T6">1</text:span><text:span text:style-name="T10">'. Rozdíl mezi nimi se nazývá hysterezní napětí.</text:span></text:p>
          <text:p text:style-name="P6"><draw:frame draw:style-name="fr1" draw:name="Objekt2" text:anchor-type="paragraph" svg:x="4.611cm" svg:y="0.774cm" svg:width="7.251cm" svg:height="2.674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<text:line-break/></text:span></text:p>
          <text:p text:style-name="P6"><text:span text:style-name="T10">Hysterezní napětí : Uh = (1,35 </text:span><text:span text:style-name="T14">± 0,07) V<text:line-break/>Jako tvarovací obvod funguje v rozmezí 1500Hz až 450 kHz.<text:line-break/></text:span></text:p>
        </text:list-item>
        <text:list-item>
          <text:p text:style-name="P6"><text:span text:style-name="T15">Určete opakovací kmitočet a délku pilových kmitů v závislosti na odporu R a kapacitě C. Synchronizujte generátor pilových kmitů sinusovým </text:span><text:soft-page-break/><text:span text:style-name="T15">napětí a stanovte možný rozsah synchronizace.<text:line-break/><text:line-break/></text:span><text:span text:style-name="T14">Rozsah synchronizace, tj. Dolní a horní hranice kmitočtů za kterou již není gerátor pily schopen sledovat synchronizační signál je:<text:line-break/>Pro <text:line-break/>U1= 0,1V : 1,04kHz – 2,0kHz <text:s/><text:line-break/>U1= 0,2V : 1,14kHz – 2,3kHz<text:line-break/>U1= 0,3V : 1,26kHz – 2,65 kHz</text:span></text:p>
          <text:p text:style-name="P6"><text:span text:style-name="T14"><text:line-break/>Při zvýšení odporu R frekvence kmitů klesá. Taktéž při přidání kondenzátoru s vyšší kapacitou frekvence klesne. To se dobře shoduje s teoretickým očekáváním, protože se zvyšující se kapacitou trvá déle než se tranzistor nabije. Při větším odporu dojde k úbytku proudu proto doba nabytí kondenzátoru a překlopení obvodu se také prodlouží.</text:span></text:p>
        </text:list-item>
      </text:list>
      <text:p text:style-name="P5"><text:span text:style-name="T14"/></text:p>
      <text:p text:style-name="P5"><text:span text:style-name="T12">Závěr: </text:span><text:span text:style-name="T16">Během toho praktika byly měřeny vlastnosti klopných obvodů. Úspěšně se podařilo naměřit délku otevření tranzistoru, rozsah kmitočtů ve kterých bistabilní obvod funguje jako binární dělič, hysterezní napětí a další vlastnosti. Naměřené výsledky se shodují s teoretickými hodnotami.</text:span></text:p>
      <text:list xml:id="list1231295198" text:continue-numbering="true" text:style-name="L1">
        <text:list-header>
          <text:p text:style-name="P6"><text:span text:style-name="T14"><text:line-break/></text:span><text:span text:style-name="T10"><text:line-break/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0T16:53:00</meta:creation-date>
    <dc:date>2011-05-22T15:14:28</dc:date>
    <meta:editing-duration>PT1H37M55S</meta:editing-duration>
    <meta:editing-cycles>19</meta:editing-cycles>
    <meta:generator>LibreOffice/3.3$Linux LibreOffice_project/330m19$Build-202</meta:generator>
    <meta:document-statistic meta:table-count="0" meta:image-count="0" meta:object-count="2" meta:page-count="2" meta:paragraph-count="16" meta:word-count="372" meta:character-count="23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>
            <text:p>C1 [nF]</text:p>
          </table:table-cell>
          <table:table-cell table:style-name="ce1" office:value-type="string">
            <text:p>C2 [nF]</text:p>
          </table:table-cell>
          <table:table-cell table:style-name="ce3" office:value-type="string">
            <text:p>doba otevření T1[ms]</text:p>
          </table:table-cell>
          <table:table-cell table:style-name="ce3" office:value-type="string">
            <text:p>teoretická hodnota [ms]</text:p>
          </table:table-cell>
        </table:table-row>
        <table:table-row table:style-name="ro1">
          <table:table-cell/>
          <table:table-cell table:number-columns-repeated="2" table:style-name="ce2" office:value-type="float" office:value="4.7">
            <text:p>4,7</text:p>
          </table:table-cell>
          <table:table-cell table:style-name="ce2" office:value-type="float" office:value="0.3">
            <text:p>0,3</text:p>
          </table:table-cell>
          <table:table-cell table:style-name="ce2" table:formula="of:=0.7*[.B5]*0.000000001*100000*1000" office:value-type="float" office:value="0.329">
            <text:p>0,329</text:p>
          </table:table-cell>
        </table:table-row>
        <table:table-row table:style-name="ro1">
          <table:table-cell/>
          <table:table-cell table:style-name="ce2" office:value-type="float" office:value="4.7">
            <text:p>4,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316">
            <text:p>0,316</text:p>
          </table:table-cell>
          <table:table-cell table:style-name="ce2" table:formula="of:=0.7*[.B6]*0.000000001*100000*1000" office:value-type="float" office:value="0.329">
            <text:p>0,329</text:p>
          </table:table-cell>
        </table:table-row>
        <table:table-row table:style-name="ro1">
          <table:table-cell/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.66">
            <text:p>0,66</text:p>
          </table:table-cell>
          <table:table-cell table:style-name="ce2" table:formula="of:=0.7*[.B7]*0.000000001*100000*1000" office:value-type="float" office:value="0.7">
            <text:p>0,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4:22:1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3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2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ce1" office:value-type="string">
            <text:p>měření</text:p>
          </table:table-cell>
          <table:table-cell table:style-name="ce1" office:value-type="string">
            <text:p>u1 [V]</text:p>
          </table:table-cell>
          <table:table-cell table:style-name="ce1" office:value-type="string">
            <text:p>u1' [V]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4">
            <text:p>2,4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.75">
            <text:p>3,75</text:p>
          </table:table-cell>
          <table:table-cell table:style-name="ce2" office:value-type="float" office:value="2.5">
            <text:p>2,5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4">
            <text:p>2,4</text:p>
          </table:table-cell>
        </table:table-row>
        <table:table-row table:style-name="ro1">
          <table:table-cell/>
          <table:table-cell table:style-name="ce1" office:value-type="string">
            <text:p>průměr</text:p>
          </table:table-cell>
          <table:table-cell table:style-name="ce3" table:formula="of:=AVERAGE([.C18:.C20])" office:value-type="float" office:value="3.78333333333333">
            <text:p>3,78</text:p>
          </table:table-cell>
          <table:table-cell table:style-name="ce3" table:formula="of:=AVERAGE([.D18:.D20])" office:value-type="float" office:value="2.43333333333333">
            <text:p>2,43</text:p>
          </table:table-cell>
        </table:table-row>
        <table:table-row table:style-name="ro1">
          <table:table-cell/>
          <table:table-cell table:style-name="ce1" office:value-type="string">
            <text:p>stdev</text:p>
          </table:table-cell>
          <table:table-cell table:style-name="ce3" table:formula="of:=STDEV([.C18:.C20])" office:value-type="float" office:value="0.0288675134594812">
            <text:p>0,03</text:p>
          </table:table-cell>
          <table:table-cell table:style-name="ce3" table:formula="of:=STDEV([.D18:.D20])" office:value-type="float" office:value="0.0577350269189626">
            <text:p>0,06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5:14:2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